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STIX Two Text" svg:font-family="'STIX Two Text'" style:font-family-generic="roman" style:font-pitch="variable"/>
    <style:font-face style:name="STIX Two Text1" svg:font-family="'STIX Two Tex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9.743cm" fo:margin-left="0cm" fo:margin-top="0cm" fo:margin-bottom="0cm" table:align="left" style:writing-mode="lr-tb"/>
    </style:style>
    <style:style style:name="Table1.A" style:family="table-column">
      <style:table-column-properties style:column-width="14.751cm"/>
    </style:style>
    <style:style style:name="Table1.B" style:family="table-column">
      <style:table-column-properties style:column-width="0.189cm"/>
    </style:style>
    <style:style style:name="Table1.C" style:family="table-column">
      <style:table-column-properties style:column-width="0.049cm"/>
    </style:style>
    <style:style style:name="Table1.D" style:family="table-column">
      <style:table-column-properties style:column-width="0.079cm"/>
    </style:style>
    <style:style style:name="Table1.E" style:family="table-column">
      <style:table-column-properties style:column-width="4.674cm"/>
    </style:style>
    <style:style style:name="Table1.1" style:family="table-row">
      <style:table-row-properties style:min-row-height="1.244cm" fo:keep-together="auto"/>
    </style:style>
    <style:style style:name="Table1.A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min-row-height="1.736cm" fo:keep-together="auto"/>
    </style:style>
    <style:style style:name="Table1.A2" style:family="table-cell">
      <style:table-cell-properties style:vertical-align="middle" fo:padding-left="0.191cm" fo:padding-right="0.191cm" fo:padding-top="0cm" fo:padding-bottom="0cm" fo:border-left="none" fo:border-right="none" fo:border-top="0.5pt solid #000000" fo:border-bottom="0.5pt solid #000000"/>
    </style:style>
    <style:style style:name="Table1.3" style:family="table-row">
      <style:table-row-properties style:min-row-height="0.25cm" fo:keep-together="auto"/>
    </style:style>
    <style:style style:name="Table1.A3" style:family="table-cell">
      <style:table-cell-properties fo:padding-left="0.191cm" fo:padding-right="0.191cm" fo:padding-top="0cm" fo:padding-bottom="0cm" fo:border-left="none" fo:border-right="none" fo:border-top="0.5pt solid #000000" fo:border-bottom="none"/>
    </style:style>
    <style:style style:name="Table1.4" style:family="table-row">
      <style:table-row-properties style:min-row-height="1.683cm" fo:keep-together="auto"/>
    </style:style>
    <style:style style:name="Table1.A4" style:family="table-cell">
      <style:table-cell-properties fo:padding-left="0.191cm" fo:padding-right="0.191cm" fo:padding-top="0cm" fo:padding-bottom="0cm" fo:border="none"/>
    </style:style>
    <style:style style:name="Table1.5" style:family="table-row">
      <style:table-row-properties style:min-row-height="0.205cm" fo:keep-together="auto"/>
    </style:style>
    <style:style style:name="Table1.A5" style:family="table-cell">
      <style:table-cell-properties fo:padding-left="0.191cm" fo:padding-right="0.191cm" fo:padding-top="0cm" fo:padding-bottom="0cm" fo:border="none"/>
    </style:style>
    <style:style style:name="Table1.6" style:family="table-row">
      <style:table-row-properties fo:keep-together="auto"/>
    </style:style>
    <style:style style:name="Table1.7" style:family="table-row">
      <style:table-row-properties fo:keep-together="auto"/>
    </style:style>
    <style:style style:name="Table1.A7" style:family="table-cell">
      <style:table-cell-properties fo:padding-left="0.191cm" fo:padding-right="0.191cm" fo:padding-top="0cm" fo:padding-bottom="0cm" fo:border-left="none" fo:border-right="none" fo:border-top="0.5pt solid #000000" fo:border-bottom="none"/>
    </style:style>
    <style:style style:name="Table1.8" style:family="table-row">
      <style:table-row-properties style:min-row-height="1.185cm" fo:keep-together="auto"/>
    </style:style>
    <style:style style:name="Table1.A8" style:family="table-cell">
      <style:table-cell-properties fo:padding-left="0.191cm" fo:padding-right="0.191cm" fo:padding-top="0cm" fo:padding-bottom="0cm" fo:border="none"/>
    </style:style>
    <style:style style:name="Table1.B8" style:family="table-cell">
      <style:table-cell-properties fo:padding-left="0.191cm" fo:padding-right="0.191cm" fo:padding-top="0cm" fo:padding-bottom="0cm" fo:border="none"/>
    </style:style>
    <style:style style:name="Table1.9" style:family="table-row">
      <style:table-row-properties style:min-row-height="3.983cm" fo:keep-together="auto"/>
    </style:style>
    <style:style style:name="Table1.A9" style:family="table-cell">
      <style:table-cell-properties fo:padding-left="0.191cm" fo:padding-right="0.191cm" fo:padding-top="0cm" fo:padding-bottom="0cm" fo:border="none"/>
    </style:style>
    <style:style style:name="Table1.10" style:family="table-row">
      <style:table-row-properties fo:keep-together="auto"/>
    </style:style>
    <style:style style:name="Table1.A10" style:family="table-cell">
      <style:table-cell-properties fo:padding-left="0.191cm" fo:padding-right="0.191cm" fo:padding-top="0cm" fo:padding-bottom="0cm" fo:border="none"/>
    </style:style>
    <style:style style:name="Table1.11" style:family="table-row">
      <style:table-row-properties style:min-row-height="1.272cm" fo:keep-together="auto"/>
    </style:style>
    <style:style style:name="Table1.A11" style:family="table-cell">
      <style:table-cell-properties fo:padding-left="0.191cm" fo:padding-right="0.191cm" fo:padding-top="0cm" fo:padding-bottom="0cm" fo:border="none"/>
    </style:style>
    <style:style style:name="Table1.C11" style:family="table-cell">
      <style:table-cell-properties fo:padding-left="0.191cm" fo:padding-right="0.191cm" fo:padding-top="0cm" fo:padding-bottom="0cm" fo:border="none"/>
    </style:style>
    <style:style style:name="Table1.12" style:family="table-row">
      <style:table-row-properties style:min-row-height="2.926cm" fo:keep-together="auto"/>
    </style:style>
    <style:style style:name="Table1.A12" style:family="table-cell">
      <style:table-cell-properties fo:padding-left="0.191cm" fo:padding-right="0.191cm" fo:padding-top="0cm" fo:padding-bottom="0cm" fo:border="none"/>
    </style:style>
    <style:style style:name="Table1.13" style:family="table-row">
      <style:table-row-properties fo:keep-together="auto"/>
    </style:style>
    <style:style style:name="Table1.A13" style:family="table-cell">
      <style:table-cell-properties fo:padding-left="0.191cm" fo:padding-right="0.191cm" fo:padding-top="0cm" fo:padding-bottom="0cm" fo:border="none"/>
    </style:style>
    <style:style style:name="Table1.14" style:family="table-row">
      <style:table-row-properties style:min-row-height="1.367cm" fo:keep-together="auto"/>
    </style:style>
    <style:style style:name="Table1.A14" style:family="table-cell">
      <style:table-cell-properties fo:padding-left="0.191cm" fo:padding-right="0.191cm" fo:padding-top="0cm" fo:padding-bottom="0cm" fo:border="none"/>
    </style:style>
    <style:style style:name="Table1.E14" style:family="table-cell">
      <style:table-cell-properties fo:padding-left="0.191cm" fo:padding-right="0.191cm" fo:padding-top="0cm" fo:padding-bottom="0cm" fo:border="none"/>
    </style:style>
    <style:style style:name="Table1.15" style:family="table-row">
      <style:table-row-properties style:min-row-height="1.323cm" fo:keep-together="auto"/>
    </style:style>
    <style:style style:name="Table1.A15" style:family="table-cell">
      <style:table-cell-properties fo:padding-left="0.191cm" fo:padding-right="0.191cm" fo:padding-top="0cm" fo:padding-bottom="0cm" fo:border="none"/>
    </style:style>
    <style:style style:name="Table1.16" style:family="table-row">
      <style:table-row-properties fo:keep-together="auto"/>
    </style:style>
    <style:style style:name="Table1.A16" style:family="table-cell">
      <style:table-cell-properties fo:padding-left="0.191cm" fo:padding-right="0.191cm" fo:padding-top="0cm" fo:padding-bottom="0cm" fo:border="none"/>
    </style:style>
    <style:style style:name="Table1.17" style:family="table-row">
      <style:table-row-properties fo:keep-together="auto"/>
    </style:style>
    <style:style style:name="Table1.18" style:family="table-row">
      <style:table-row-properties fo:keep-together="auto"/>
    </style:style>
    <style:style style:name="Table1.A18" style:family="table-cell">
      <style:table-cell-properties fo:padding-left="0.191cm" fo:padding-right="0.191cm" fo:padding-top="0cm" fo:padding-bottom="0cm" fo:border-left="none" fo:border-right="none" fo:border-top="0.5pt solid #000000" fo:border-bottom="none"/>
    </style:style>
    <style:style style:name="Table1.19" style:family="table-row">
      <style:table-row-properties style:min-row-height="1.612cm" fo:keep-together="auto"/>
    </style:style>
    <style:style style:name="Table1.A19" style:family="table-cell">
      <style:table-cell-properties fo:padding-left="0.191cm" fo:padding-right="0.191cm" fo:padding-top="0cm" fo:padding-bottom="0cm" fo:border="none"/>
    </style:style>
    <style:style style:name="Table1.D19" style:family="table-cell">
      <style:table-cell-properties fo:padding-left="0.191cm" fo:padding-right="0.191cm" fo:padding-top="0cm" fo:padding-bottom="0cm" fo:border="none"/>
    </style:style>
    <style:style style:name="Table1.20" style:family="table-row">
      <style:table-row-properties style:min-row-height="0.212cm" fo:keep-together="auto"/>
    </style:style>
    <style:style style:name="Table1.A20" style:family="table-cell">
      <style:table-cell-properties fo:padding-left="0.191cm" fo:padding-right="0.191cm" fo:padding-top="0cm" fo:padding-bottom="0cm" fo:border="none"/>
    </style:style>
    <style:style style:name="Table1.21" style:family="table-row">
      <style:table-row-properties style:min-row-height="0.654cm" fo:keep-together="auto"/>
    </style:style>
    <style:style style:name="Table1.A21" style:family="table-cell">
      <style:table-cell-properties style:vertical-align="bottom" fo:padding-left="0.191cm" fo:padding-right="0.191cm" fo:padding-top="0cm" fo:padding-bottom="0cm" fo:border-left="none" fo:border-right="none" fo:border-top="none" fo:border-bottom="0.5pt solid #000000"/>
    </style:style>
    <style:style style:name="Table1.22" style:family="table-row">
      <style:table-row-properties style:min-row-height="0.402cm" fo:keep-together="auto"/>
    </style:style>
    <style:style style:name="Table1.A22" style:family="table-cell">
      <style:table-cell-properties fo:padding-left="0.191cm" fo:padding-right="0.191cm" fo:padding-top="0cm" fo:padding-bottom="0cm" fo:border-left="none" fo:border-right="none" fo:border-top="0.5pt solid #000000" fo:border-bottom="none"/>
    </style:style>
    <style:style style:name="Table1.A23" style:family="table-cell">
      <style:table-cell-properties fo:padding-left="0.191cm" fo:padding-right="0.191cm" fo:padding-top="0cm" fo:padding-bottom="0cm" fo:border="none"/>
    </style:style>
    <style:style style:name="Table1.24" style:family="table-row">
      <style:table-row-properties fo:keep-together="auto"/>
    </style:style>
    <style:style style:name="Table1.A24" style:family="table-cell">
      <style:table-cell-properties style:vertical-align="middle" fo:padding-left="2cm" fo:padding-right="2cm" fo:padding-top="2cm" fo:padding-bottom="1cm" fo:border="non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bold" officeooo:rsid="0005f5d3" officeooo:paragraph-rsid="0005f5d3" style:font-name-asian="STIX Two Text1" style:font-size-asian="11pt" style:font-style-asian="normal" style:font-weight-asian="bold" style:font-name-complex="STIX Two Text1" style:font-size-complex="11pt"/>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bold" officeooo:rsid="0005f5d3" officeooo:paragraph-rsid="0005f5d3" style:font-name-asian="STIX Two Text1" style:font-size-asian="11pt" style:font-style-asian="normal" style:font-weight-asian="bold" style:font-name-complex="STIX Two Text1" style:font-size-complex="11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6" style:family="paragraph" style:parent-style-name="Standard">
      <style:paragraph-properties fo:margin-left="0cm" fo:margin-right="1.011cm" fo:text-indent="0cm" style:auto-text-indent="false"/>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officeooo:paragraph-rsid="000655da" style:font-name-asian="STIX Two Text1" style:font-size-asian="11pt" style:font-style-asian="normal" style:font-name-complex="STIX Two Text1" style:font-size-complex="11pt"/>
    </style:style>
    <style:style style:name="P7" style:family="paragraph" style:parent-style-name="Text_20_body">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style:font-name-asian="STIX Two Text1" style:font-size-asian="11pt" style:font-style-asian="normal" style:font-name-complex="STIX Two Text1" style:font-size-complex="11pt"/>
    </style:style>
    <style:style style:name="P8" style:family="paragraph" style:parent-style-name="Standard">
      <style:paragraph-properties fo:margin-left="0cm" fo:margin-right="0cm" fo:margin-top="0cm" fo:margin-bottom="0cm" style:contextual-spacing="false" fo:line-height="15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italic" style:text-underline-style="none" fo:font-weight="normal" officeooo:rsid="0005f5d3" officeooo:paragraph-rsid="0005f5d3" style:font-name-asian="STIX Two Text1" style:font-size-asian="11pt" style:font-style-asian="italic" style:font-weight-asian="normal" style:font-name-complex="STIX Two Text1" style:font-size-complex="11pt"/>
    </style:style>
    <style:style style:name="P9"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italic" style:text-underline-style="none" fo:font-weight="bold" officeooo:rsid="0005f5d3" officeooo:paragraph-rsid="0005f5d3" style:font-name-asian="STIX Two Text1" style:font-size-asian="11pt" style:font-style-asian="italic" style:font-weight-asian="bold" style:font-name-complex="STIX Two Text1" style:font-size-complex="11pt"/>
    </style:style>
    <style:style style:name="P10" style:family="paragraph" style:parent-style-name="Standard">
      <style:text-properties style:font-name="STIX Two Text" fo:font-size="8pt" style:font-name-asian="STIX Two Text1" style:font-size-asian="8pt" style:font-name-complex="STIX Two Text1" style:font-size-complex="8pt"/>
    </style:style>
    <style:style style:name="P11" style:family="paragraph" style:parent-style-name="Standard">
      <style:text-properties style:font-name="STIX Two Text" style:font-name-asian="STIX Two Text1" style:font-name-complex="STIX Two Text1"/>
    </style:style>
    <style:style style:name="P12" style:family="paragraph" style:parent-style-name="Standard">
      <style:paragraph-properties fo:text-align="center" style:justify-single-word="false"/>
      <style:text-properties style:font-name="STIX Two Text" fo:font-size="24pt" fo:font-weight="bold" officeooo:rsid="0005f5d3" officeooo:paragraph-rsid="0005f5d3" style:font-name-asian="STIX Two Text1" style:font-size-asian="24pt" style:font-weight-asian="bold" style:font-name-complex="STIX Two Text1" style:font-size-complex="24pt"/>
    </style:style>
    <style:style style:name="P13" style:family="paragraph" style:parent-style-name="Standard">
      <style:paragraph-properties fo:text-align="center" style:justify-single-word="false"/>
      <style:text-properties style:font-name="STIX Two Text" fo:font-style="italic" style:font-name-asian="STIX Two Text1" style:font-style-asian="italic" style:font-name-complex="STIX Two Text1"/>
    </style:style>
    <style:style style:name="P14" style:family="paragraph" style:parent-style-name="Standard">
      <style:paragraph-properties fo:text-align="center" style:justify-single-word="false"/>
      <style:text-properties style:font-name="STIX Two Text" fo:font-size="5pt" style:font-name-asian="STIX Two Text1" style:font-size-asian="5pt" style:font-name-complex="STIX Two Text1" style:font-size-complex="5pt"/>
    </style:style>
    <style:style style:name="P15" style:family="paragraph" style:parent-style-name="Standard">
      <style:text-properties fo:color="#000000" loext:opacity="100%" style:font-name="STIX Two Text" fo:font-size="8pt" fo:font-weight="bold" style:font-name-asian="STIX Two Text1" style:font-size-asian="8pt" style:font-weight-asian="bold" style:font-name-complex="STIX Two Text1" style:font-size-complex="8pt"/>
    </style:style>
    <style:style style:name="P16" style:family="paragraph" style:parent-style-name="Standard">
      <style:text-properties fo:color="#000000" loext:opacity="100%" style:font-name="STIX Two Text" style:font-name-asian="STIX Two Text1" style:font-name-complex="STIX Two Text1"/>
    </style:style>
    <style:style style:name="P17" style:family="paragraph" style:parent-style-name="Standard">
      <style:paragraph-properties fo:text-align="center" style:justify-single-word="false"/>
      <style:text-properties fo:color="#000000" loext:opacity="100%" style:font-name="STIX Two Text" officeooo:rsid="0005f5d3" officeooo:paragraph-rsid="0005f5d3" style:font-name-asian="STIX Two Text1" style:font-name-complex="STIX Two Text1"/>
    </style:style>
    <style:style style:name="P18" style:family="paragraph" style:parent-style-name="Standard">
      <style:text-properties fo:color="#000000" loext:opacity="100%" style:font-name="STIX Two Text" fo:font-size="12pt" fo:font-weight="bold" style:font-name-asian="STIX Two Text1" style:font-size-asian="12pt" style:font-weight-asian="bold" style:font-name-complex="STIX Two Text1" style:font-size-complex="12pt"/>
    </style:style>
    <style:style style:name="P19" style:family="paragraph" style:parent-style-name="Standard">
      <style:text-properties fo:color="#000000" loext:opacity="100%" style:font-name="STIX Two Text" fo:font-weight="bold" officeooo:rsid="0005f5d3" officeooo:paragraph-rsid="0005f5d3" style:font-name-asian="STIX Two Text1" style:font-weight-asian="bold" style:font-name-complex="STIX Two Text1"/>
    </style:style>
    <style:style style:name="P20" style:family="paragraph" style:parent-style-name="Standard">
      <style:paragraph-properties fo:text-align="end" style:justify-single-word="false"/>
      <style:text-properties fo:color="#000000" loext:opacity="100%" style:font-name="STIX Two Text" fo:font-weight="bold" officeooo:rsid="0005f5d3" officeooo:paragraph-rsid="0005f5d3" style:font-name-asian="STIX Two Text1" style:font-weight-asian="bold" style:font-name-complex="STIX Two Text1"/>
    </style:style>
    <style:style style:name="P21" style:family="paragraph" style:parent-style-name="Standard">
      <style:paragraph-properties fo:line-height="150%" fo:text-align="end" style:justify-single-word="false"/>
      <style:text-properties fo:color="#000000" loext:opacity="100%" style:font-name="STIX Two Text" fo:font-style="italic" officeooo:rsid="0005f5d3" officeooo:paragraph-rsid="0005f5d3" style:font-name-asian="STIX Two Text1" style:font-style-asian="italic" style:font-name-complex="STIX Two Text1"/>
    </style:style>
    <style:style style:name="P22" style:family="paragraph" style:parent-style-name="Standard">
      <style:text-properties fo:color="#000000" loext:opacity="100%" style:font-name="STIX Two Text" fo:font-weight="normal" officeooo:rsid="0005f5d3" officeooo:paragraph-rsid="0005f5d3" style:font-name-asian="STIX Two Text1" style:font-weight-asian="normal" style:font-name-complex="STIX Two Text1" style:font-weight-complex="normal"/>
    </style:style>
    <style:style style:name="P23" style:family="paragraph" style:parent-style-name="Standard">
      <style:text-properties style:font-name="Poppins" style:font-name-asian="Poppins1" style:font-name-complex="Poppins1"/>
    </style:style>
    <style:style style:name="P24" style:family="paragraph" style:parent-style-name="Standard">
      <style:paragraph-properties fo:text-align="center" style:justify-single-word="false"/>
      <style:text-properties officeooo:paragraph-rsid="00081c00"/>
    </style:style>
    <style:style style:name="P25" style:family="paragraph" style:parent-style-name="Standard">
      <style:paragraph-properties fo:text-align="center" style:justify-single-word="false"/>
      <style:text-properties officeooo:rsid="00081c00" officeooo:paragraph-rsid="00081c00"/>
    </style:style>
    <style:style style:name="P26"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7" style:family="paragraph" style:parent-style-name="Standard" style:list-style-name="WWNum2">
      <style:paragraph-properties fo:margin-left="1.131cm" fo:margin-right="0cm" fo:margin-top="0cm" fo:margin-bottom="0.106cm" style:contextual-spacing="false" fo:line-height="108%" fo:text-align="start" style:justify-single-word="false" fo:keep-together="auto" fo:orphans="2" fo:widows="2" fo:text-indent="-0.63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655da" style:font-name-asian="STIX Two Text1" style:font-size-asian="11pt" style:font-style-asian="normal" style:font-weight-asian="normal" style:font-name-complex="STIX Two Text1" style:font-size-complex="11pt"/>
    </style:style>
    <style:style style:name="P28"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655da" style:font-name-asian="STIX Two Text1" style:font-size-asian="11pt" style:font-style-asian="normal" style:font-weight-asian="normal" style:font-name-complex="STIX Two Text1" style:font-size-complex="11pt"/>
    </style:style>
    <style:style style:name="P29"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30"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a1290" officeooo:paragraph-rsid="000a1290" style:font-name-asian="STIX Two Text1" style:font-size-asian="11pt" style:font-style-asian="normal" style:font-weight-asian="normal" style:font-name-complex="STIX Two Text1" style:font-size-complex="11pt"/>
    </style:style>
    <style:style style:name="P31" style:family="paragraph" style:parent-style-name="Standard" style:list-style-name="WWNum2">
      <style:paragraph-properties fo:margin-left="1.131cm" fo:margin-right="0cm" fo:margin-top="0cm" fo:margin-bottom="0.106cm" style:contextual-spacing="false" fo:line-height="108%" fo:text-align="start" style:justify-single-word="false" fo:keep-together="auto" fo:orphans="2" fo:widows="2" fo:text-indent="-0.63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style:font-name-asian="STIX Two Text1" style:font-size-asian="11pt" style:font-style-asian="normal" style:font-weight-asian="normal" style:font-name-complex="STIX Two Text1" style:font-size-complex="11pt"/>
    </style:style>
    <style:style style:name="P32" style:family="paragraph" style:parent-style-name="Standard" style:list-style-name="WWNum3">
      <style:paragraph-properties fo:margin-left="1.131cm" fo:margin-right="1.501cm" fo:margin-top="0cm" fo:margin-bottom="0.106cm" style:contextual-spacing="false" fo:line-height="100%" fo:text-indent="-0.63cm" style:auto-text-indent="false"/>
      <style:text-properties fo:color="#000000" loext:opacity="100%" style:font-name="STIX Two Text" style:font-name-asian="STIX Two Text1" style:font-name-complex="STIX Two Text1"/>
    </style:style>
    <style:style style:name="P33" style:family="paragraph" style:parent-style-name="Standard" style:list-style-name="WWNum4">
      <style:paragraph-properties fo:margin-left="1.131cm" fo:margin-right="1.501cm" fo:margin-top="0cm" fo:margin-bottom="0.106cm" style:contextual-spacing="false" fo:line-height="100%" fo:text-indent="-0.63cm" style:auto-text-indent="false"/>
      <style:text-properties fo:color="#000000" loext:opacity="100%" style:font-name="STIX Two Text" style:font-name-asian="STIX Two Text1" style:font-name-complex="STIX Two Text1"/>
    </style:style>
    <style:style style:name="P34" style:family="paragraph" style:parent-style-name="Standard" style:list-style-name="WWNum1">
      <style:paragraph-properties fo:margin-left="1.131cm" fo:margin-right="0cm" fo:margin-top="0cm" fo:margin-bottom="0.106cm" style:contextual-spacing="false" fo:line-height="100%" fo:text-indent="-0.63cm" style:auto-text-indent="false"/>
      <style:text-properties fo:color="#000000" loext:opacity="100%" style:font-name="STIX Two Text" fo:font-size="10pt" officeooo:rsid="0005f5d3" officeooo:paragraph-rsid="0005f5d3" style:font-name-asian="STIX Two Text1" style:font-size-asian="10pt" style:font-name-complex="STIX Two Text1" style:font-size-complex="10pt"/>
    </style:style>
    <style:style style:name="P35"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officeooo:paragraph-rsid="0005f5d3"/>
    </style:style>
    <style:style style:name="P36" style:family="paragraph" style:parent-style-name="Text_20_body">
      <style:paragraph-properties fo:margin-left="0cm" fo:margin-right="1.011cm" fo:text-indent="0cm" style:auto-text-indent="false"/>
      <style:text-properties officeooo:paragraph-rsid="00193cc1"/>
    </style:style>
    <style:style style:name="T1" style:family="text">
      <style:text-properties fo:color="#000000" loext:opacity="100%" style:font-name="STIX Two Text" style:font-name-asian="STIX Two Text1" style:font-name-complex="STIX Two Text1"/>
    </style:style>
    <style:style style:name="T2" style:family="text">
      <style:text-properties fo:color="#000000" loext:opacity="100%" style:font-name="STIX Two Text" officeooo:rsid="00081c00" style:font-name-asian="STIX Two Text1" style:font-name-complex="STIX Two Text1"/>
    </style:style>
    <style:style style:name="T3" style:family="text">
      <style:text-properties fo:color="#000000" loext:opacity="100%" style:font-name="STIX Two Text" fo:font-size="11pt" style:font-name-asian="STIX Two Text1" style:font-name-complex="STIX Two Text1"/>
    </style:style>
    <style:style style:name="T4" style:family="text">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style:font-name-asian="STIX Two Text1" style:font-size-asian="11pt" style:font-style-asian="normal" style:font-weight-asian="normal" style:font-name-complex="STIX Two Text1" style:font-size-complex="11pt"/>
    </style:style>
    <style:style style:name="T5" style:family="text">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style:font-name-asian="STIX Two Text1" style:font-size-asian="11pt" style:font-style-asian="normal" style:font-name-complex="STIX Two Text1" style:font-size-complex="11pt"/>
    </style:style>
    <style:style style:name="T6" style:family="text">
      <style:text-properties fo:font-variant="normal" fo:text-transform="none" fo:color="#000000" loext:opacity="100%" style:text-line-through-style="none" style:text-line-through-type="none" style:text-position="0% 100%" style:font-name="STIX Two Text" fo:font-size="11pt" fo:font-style="normal" style:text-underline-style="none" officeooo:rsid="000f4952" style:font-name-asian="STIX Two Text1" style:font-size-asian="11pt" style:font-style-asian="normal" style:font-name-complex="STIX Two Text1" style:font-size-complex="11pt"/>
    </style:style>
    <style:style style:name="T7" style:family="text">
      <style:text-properties fo:font-variant="normal" fo:text-transform="none" fo:color="#000000" loext:opacity="100%" style:text-line-through-style="none" style:text-line-through-type="none" style:text-position="0% 100%" style:font-name="STIX Two Text" fo:font-size="11pt" fo:font-style="normal" style:text-underline-style="none" officeooo:rsid="000af5fe" style:font-name-asian="STIX Two Text1" style:font-size-asian="11pt" style:font-style-asian="normal" style:font-name-complex="STIX Two Text1" style:font-size-complex="11pt"/>
    </style:style>
    <style:style style:name="T8" style:family="text">
      <style:text-properties style:font-name="Poppins" fo:font-size="20pt" fo:font-weight="bold" style:font-name-asian="Poppins1" style:font-size-asian="20pt" style:font-weight-asian="bold" style:font-name-complex="Poppins1" style:font-size-complex="20pt"/>
    </style:style>
    <style:style style:name="T9" style:family="text">
      <style:text-properties style:font-name="Poppins" fo:font-size="20pt" fo:font-weight="bold" officeooo:rsid="000ec094" style:font-name-asian="Poppins1" style:font-size-asian="20pt" style:font-weight-asian="bold" style:font-name-complex="Poppins1" style:font-size-complex="20pt"/>
    </style:style>
    <style:style style:name="T10" style:family="text">
      <style:text-properties style:font-name="Poppins" fo:font-size="20pt" fo:font-weight="bold" officeooo:rsid="00193cc1" style:font-name-asian="Poppins1" style:font-size-asian="20pt" style:font-weight-asian="bold" style:font-name-complex="Poppins1" style:font-size-complex="20pt"/>
    </style:style>
    <style:style style:name="T11" style:family="text">
      <style:text-properties officeooo:rsid="0005f5d3"/>
    </style:style>
    <style:style style:name="T12" style:family="text">
      <style:text-properties officeooo:rsid="000655da"/>
    </style:style>
    <style:style style:name="T13" style:family="text">
      <style:text-properties fo:color="#0563c1" loext:opacity="100%" style:font-name="STIX Two Text" style:font-name-asian="STIX Two Text1" style:font-name-complex="STIX Two Text1"/>
    </style:style>
    <style:style style:name="T14" style:family="text">
      <style:text-properties fo:color="#0563c1" loext:opacity="100%" style:font-name="STIX Two Text" officeooo:rsid="00081c00" style:font-name-asian="STIX Two Text1" style:font-name-complex="STIX Two Text1"/>
    </style:style>
    <style:style style:name="T15" style:family="text">
      <style:text-properties officeooo:rsid="000a1290"/>
    </style:style>
    <style:style style:name="T16" style:family="text">
      <style:text-properties officeooo:rsid="000af5fe"/>
    </style:style>
    <style:style style:name="T17" style:family="text">
      <style:text-properties officeooo:rsid="000d8d92"/>
    </style:style>
    <style:style style:name="T18" style:family="text">
      <style:text-properties officeooo:rsid="000ec094"/>
    </style:style>
    <style:style style:name="T19" style:family="text">
      <style:text-properties fo:font-weight="normal" officeooo:rsid="000ec094" style:font-weight-asian="normal" style:font-weight-complex="normal"/>
    </style:style>
    <style:style style:name="T20" style:family="text">
      <style:text-properties officeooo:rsid="000f4952"/>
    </style:style>
    <style:style style:name="T21" style:family="text">
      <style:text-properties officeooo:rsid="00133e8c"/>
    </style:style>
    <style:style style:name="T22" style:family="text">
      <style:text-properties officeooo:rsid="00177af6"/>
    </style:style>
    <style:style style:name="T23" style:family="text">
      <style:text-properties officeooo:rsid="00193cc1"/>
    </style:style>
    <style:style style:name="T24" style:family="text">
      <style:text-properties fo:color="#203864" loext:opacity="100%" style:font-name="Arial2" fo:font-size="11pt"/>
    </style:style>
    <style:style style:name="T2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2">Ibrahim Mukherjee </text:p>
          </table:table-cell>
          <table:covered-table-cell/>
          <table:covered-table-cell/>
          <table:covered-table-cell/>
          <table:covered-table-cell/>
        </table:table-row>
        <table:table-row table:style-name="Table1.2">
          <table:table-cell table:style-name="Table1.A2" table:number-columns-spanned="5" office:value-type="string">
            <text:p text:style-name="P17">25 Freedom House, Brownlow Road, London</text:p>
            <text:p text:style-name="P17">07369210444</text:p>
            <text:p text:style-name="P17"><text:a xlink:type="simple" xlink:href="mailto:ibrahim.mukherjee@outlook.com" text:style-name="Internet_20_link" text:visited-style-name="Visited_20_Internet_20_Link">ibrahim.mukherjee@outlook.com</text:a></text:p>
            <text:p text:style-name="P24"><text:span text:style-name="T2">LinkedIn:- </text:span><text:a xlink:type="simple" xlink:href="https://www.linkedin.com/in/ibrahim-mukherjee-7b544b242/" text:style-name="Internet_20_link" text:visited-style-name="Visited_20_Internet_20_Link"><text:span text:style-name="T14">https://www.linkedin.com/in/ibrahim-mukherjee-7b544b242/</text:span></text:a></text:p>
            <text:p text:style-name="P25"><text:span text:style-name="T1">GitHub:- </text:span><text:a xlink:type="simple" xlink:href="https://github.com/Ibrahim-Mukherjee" text:style-name="Internet_20_link" text:visited-style-name="Visited_20_Internet_20_Link"><text:span text:style-name="T13">https://github.com/Ibrahim-Mukherjee</text:span></text:a></text:p>
          </table:table-cell>
          <table:covered-table-cell/>
          <table:covered-table-cell/>
          <table:covered-table-cell/>
          <table:covered-table-cell/>
        </table:table-row>
        <table:table-row table:style-name="Table1.3">
          <table:table-cell table:style-name="Table1.A3" table:number-columns-spanned="5" office:value-type="string">
            <text:p text:style-name="P14"/>
          </table:table-cell>
          <table:covered-table-cell/>
          <table:covered-table-cell/>
          <table:covered-table-cell/>
          <table:covered-table-cell/>
        </table:table-row>
        <table:table-row table:style-name="Table1.4">
          <table:table-cell table:style-name="Table1.A4" table:number-columns-spanned="5" office:value-type="string">
            <text:p text:style-name="P13">Data <text:span text:style-name="T22">Scientist</text:span> with 5 years of experience in designing, building, and maintaining data pipelines, <text:span text:style-name="T21">ML algorithms </text:span>and systems. Strong skills in SQL, Python, <text:span text:style-name="T21">AWS </text:span>and Big Data technologies. Proven track record of delivering high-quality data products on time and on budget. </text:p>
          </table:table-cell>
          <table:covered-table-cell/>
          <table:covered-table-cell/>
          <table:covered-table-cell/>
          <table:covered-table-cell/>
        </table:table-row>
        <table:table-row table:style-name="Table1.5">
          <table:table-cell table:style-name="Table1.A5" table:number-columns-spanned="5" office:value-type="string">
            <text:p text:style-name="P10"/>
          </table:table-cell>
          <table:covered-table-cell/>
          <table:covered-table-cell/>
          <table:covered-table-cell/>
          <table:covered-table-cell/>
        </table:table-row>
        <table:table-row table:style-name="Table1.6">
          <table:table-cell table:style-name="Table1.A1" table:number-columns-spanned="5" office:value-type="string">
            <text:p text:style-name="P18">PROFESSIONAL EXPERIENCE</text:p>
          </table:table-cell>
          <table:covered-table-cell/>
          <table:covered-table-cell/>
          <table:covered-table-cell/>
          <table:covered-table-cell/>
        </table:table-row>
        <table:table-row table:style-name="Table1.7">
          <table:table-cell table:style-name="Table1.A7" table:number-columns-spanned="5" office:value-type="string">
            <text:p text:style-name="P10"/>
          </table:table-cell>
          <table:covered-table-cell/>
          <table:covered-table-cell/>
          <table:covered-table-cell/>
          <table:covered-table-cell/>
        </table:table-row>
        <table:table-row table:style-name="Table1.8">
          <table:table-cell table:style-name="Table1.A8" office:value-type="string">
            <text:p text:style-name="P2">CONTRACTING </text:p>
            <text:p text:style-name="P4"><text:span text:style-name="T15">Data Scientist &amp; </text:span>Data Engineer (September 2021-Current) <text:span text:style-name="T18">(Python, AWS)</text:span></text:p>
          </table:table-cell>
          <table:table-cell table:style-name="Table1.B8" table:number-columns-spanned="4" office:value-type="string">
            <text:p text:style-name="P9">London and Amsterdam</text:p>
          </table:table-cell>
          <table:covered-table-cell/>
          <table:covered-table-cell/>
          <table:covered-table-cell/>
        </table:table-row>
        <table:table-row table:style-name="Table1.9">
          <table:table-cell table:style-name="Table1.A9" table:number-columns-spanned="5" office:value-type="string">
            <text:list text:style-name="WWNum3">
              <text:list-item>
                <text:p text:style-name="P32"><text:span text:style-name="T21">Wilmington Plc – </text:span>Healthcare Data Scientist – Clinical Trial Firm Python Developer. Lookin<text:span text:style-name="T21">g at </text:span>incidence patterns <text:span text:style-name="T11">i</text:span>n NHS board papers for critical issues like systemic problems in healthcare, high rates of a disease in an area, facilities issues that are endemic to the NHS.</text:p>
              </text:list-item>
              <text:list-item>
                <text:p text:style-name="P32"><text:span text:style-name="T21">DSM, Netherlands – </text:span>Supply Chain Data Scientist – Chemicals Manufacturing Firm – Deep learning, Tensor Flow Model and XG Boost Model for price estimation and demand sensing. Computational Model for discrete supply chain modelling including inventory amounts. Working in AWS with large data sets. Looking at using PySpark as well as creating a supply chain model using machine learning. Working to <text:span text:style-name="T11">production-ize</text:span> code on AWS currently.</text:p>
              </text:list-item>
              <text:list-item>
                <text:p text:style-name="P32"><text:span text:style-name="T21">Wilmington Plc – </text:span>Insurance Index – A country based index of Insurance for the subsidiary AXCO which ranks countries on a matrix of factors including GDP, Geopolitical stability, access to infrastructure etc. Used open source data from the IMF and World Bank as well as closed source data.</text:p>
              </text:list-item>
            </text:list>
          </table:table-cell>
          <table:covered-table-cell/>
          <table:covered-table-cell/>
          <table:covered-table-cell/>
          <table:covered-table-cell/>
        </table:table-row>
        <table:table-row table:style-name="Table1.10">
          <table:table-cell table:style-name="Table1.A10" table:number-columns-spanned="5" office:value-type="string">
            <text:p text:style-name="P11"/>
          </table:table-cell>
          <table:covered-table-cell/>
          <table:covered-table-cell/>
          <table:covered-table-cell/>
          <table:covered-table-cell/>
        </table:table-row>
        <table:table-row table:style-name="Table1.11">
          <table:table-cell table:style-name="Table1.A11" table:number-columns-spanned="2" office:value-type="string">
            <text:p text:style-name="P19">BRITISH AIRWAYS</text:p>
            <text:p text:style-name="P22">Data Scientist (September 2019 – September 2021) <text:span text:style-name="T18">(Using SAS, AWS, Python)</text:span></text:p>
          </table:table-cell>
          <table:covered-table-cell/>
          <table:table-cell table:style-name="Table1.C11" table:number-columns-spanned="3" office:value-type="string">
            <text:p text:style-name="P20">London </text:p>
          </table:table-cell>
          <table:covered-table-cell/>
          <table:covered-table-cell/>
        </table:table-row>
        <table:table-row table:style-name="Table1.12">
          <table:table-cell table:style-name="Table1.A12" table:number-columns-spanned="5" office:value-type="string">
            <text:list text:style-name="WWNum4">
              <text:list-item>
                <text:p text:style-name="P33">Keyword Classifier for Engineering ADD Defects– Built a classifier to understand defects which occur on an air-plane cabin with the aim of improving pipeline to fix it. Parallel work-streams in SAS and Python. Keyword list of faults in SAS contextual analysis successfully built. Logistic Regression Classifier, XGBoost Classifier built in Python. Current project running on Jupyter Notebook transitioning to AWS.</text:p>
              </text:list-item>
              <text:list-item>
                <text:p text:style-name="P33">NLP based Topic Analysis – Built a NLP pipeline to pick up IATA data and check which countries UK citizens are allowed into, what type of tests were required (PCR vs Antigen tests) and what were the quarantine requirements. Built on Jupyter Notebook in production now.</text:p>
              </text:list-item>
              <text:list-item>
                <text:p text:style-name="P33">Trends Analysis for ADDs in Python – Conducted a Trends analysis to understand which type of aircraft and which months of the year ADDs are higher to optimize maintenance schedules.</text:p>
              </text:list-item>
              <text:list-item>
                <text:p text:style-name="P33">Tableau Dashboard for COVID-19 – List of all parked aircraft geo-located with outstanding engineering defects against each one. Developed a risk matrix to rank all engineering faults</text:p>
              </text:list-item>
              <text:list-item>
                <text:p text:style-name="P33">NPR Score on customer feedback – Used Shapley Regression on NLP data and customer feedback to ascertain BA’s Net Promoter Score for Python.</text:p>
              </text:list-item>
            </text:list>
          </table:table-cell>
          <table:covered-table-cell/>
          <table:covered-table-cell/>
          <table:covered-table-cell/>
          <table:covered-table-cell/>
        </table:table-row>
        <table:table-row table:style-name="Table1.13">
          <table:table-cell table:style-name="Table1.A13" table:number-columns-spanned="5" office:value-type="string">
            <text:p text:style-name="P11"/>
          </table:table-cell>
          <table:covered-table-cell/>
          <table:covered-table-cell/>
          <table:covered-table-cell/>
          <table:covered-table-cell/>
        </table:table-row>
        <table:table-row table:style-name="Table1.14">
          <table:table-cell table:style-name="Table1.A14" table:number-columns-spanned="4" office:value-type="string">
            <text:p text:style-name="P19">SOFTWARE ENGINEER, <text:span text:style-name="T17">PROJECT MANAGER </text:span>&amp; FINANCIAL <text:soft-page-break/>ANALYST <text:span text:style-name="T19">(Excel, Statistical Packages, C#, Python)</text:span></text:p>
            <text:p text:style-name="P16">Financial Advisor <text:span text:style-name="T11">at Oil and Gas &amp; Software Engineer at Startup </text:span></text:p>
          </table:table-cell>
          <table:covered-table-cell/>
          <table:covered-table-cell/>
          <table:covered-table-cell/>
          <table:table-cell table:style-name="Table1.E14" office:value-type="string">
            <text:p text:style-name="P20">London, <text:span text:style-name="T21">Singapore, </text:span><text:soft-page-break/><text:span text:style-name="T21">Norway</text:span></text:p>
            <text:p text:style-name="P21">October 2008 – September 2019</text:p>
          </table:table-cell>
        </table:table-row>
        <table:table-row table:style-name="Table1.15">
          <table:table-cell table:style-name="Table1.A15" table:number-columns-spanned="5" office:value-type="string">
            <text:list text:style-name="WWNum1">
              <text:list-item>
                <text:p text:style-name="P34"><text:span text:style-name="T21">Startups – </text:span>Developed two startups in 3D printing and Neurotech. Two pending patents. Wrote code in C#, and developed databases in SQLLite.</text:p>
              </text:list-item>
              <text:list-item>
                <text:p text:style-name="P34"><text:span text:style-name="T21">Quintessentially – </text:span>Worked at Quintessentially with Microsoft SQL, Salesforce and Python Technologies – developed a data science stack in Python as well as working with API’s from Zomato. Roles included consulting management, writing code in VBA and Python to automate tasks, build classifiers, regressors and recommendation systems.</text:p>
              </text:list-item>
              <text:list-item>
                <text:p text:style-name="P34"><text:span text:style-name="T21">BG Group, HESS, Petrofac – </text:span>Financial Analyst <text:span text:style-name="T21">and Project Management</text:span> in Oil and gas for 8 years working with large data sets and statistical tools. Worked in Norway managing $2 Billion Knarr FPSO project. </text:p>
              </text:list-item>
              <text:list-item>
                <text:p text:style-name="P34">5 Book publishing deal with Doleman Scott secured in writing technical books in Data Science and Data Engineering.</text:p>
              </text:list-item>
            </text:list>
          </table:table-cell>
          <table:covered-table-cell/>
          <table:covered-table-cell/>
          <table:covered-table-cell/>
          <table:covered-table-cell/>
        </table:table-row>
        <table:table-row table:style-name="Table1.16">
          <table:table-cell table:style-name="Table1.A16" table:number-columns-spanned="5" office:value-type="string">
            <text:p text:style-name="P10"/>
          </table:table-cell>
          <table:covered-table-cell/>
          <table:covered-table-cell/>
          <table:covered-table-cell/>
          <table:covered-table-cell/>
        </table:table-row>
        <table:table-row table:style-name="Table1.17">
          <table:table-cell table:style-name="Table1.A1" table:number-columns-spanned="5" office:value-type="string">
            <text:p text:style-name="P18">EDUCATION</text:p>
          </table:table-cell>
          <table:covered-table-cell/>
          <table:covered-table-cell/>
          <table:covered-table-cell/>
          <table:covered-table-cell/>
        </table:table-row>
        <table:table-row table:style-name="Table1.18">
          <table:table-cell table:style-name="Table1.A18" table:number-columns-spanned="5" office:value-type="string">
            <text:p text:style-name="P15"/>
          </table:table-cell>
          <table:covered-table-cell/>
          <table:covered-table-cell/>
          <table:covered-table-cell/>
          <table:covered-table-cell/>
        </table:table-row>
        <table:table-row table:style-name="Table1.19">
          <table:table-cell table:style-name="Table1.A19" table:number-columns-spanned="3" office:value-type="string">
            <text:p text:style-name="P2">University of The People <text:span text:style-name="T19">(R Programming Language, Python, Java, JavaScript)</text:span></text:p>
            <text:p text:style-name="P4">Associate Degree in Computer Science, essential modules for Data Science and Data engineering completed including Python, Java, JavaScript, Hardware, Operating Systems.</text:p>
            <text:p text:style-name="P5">Honours:- 100% in Maths Final Exam</text:p>
          </table:table-cell>
          <table:covered-table-cell/>
          <table:covered-table-cell/>
          <table:table-cell table:style-name="Table1.D19" table:number-columns-spanned="2" office:value-type="string">
            <text:p text:style-name="P3">USA</text:p>
            <text:p text:style-name="P8">Sept 2021</text:p>
          </table:table-cell>
          <table:covered-table-cell/>
        </table:table-row>
        <table:table-row table:style-name="Table1.20">
          <table:table-cell table:style-name="Table1.A20" table:number-columns-spanned="5" office:value-type="string">
            <text:p text:style-name="P15"/>
          </table:table-cell>
          <table:covered-table-cell/>
          <table:covered-table-cell/>
          <table:covered-table-cell/>
          <table:covered-table-cell/>
        </table:table-row>
        <table:table-row table:style-name="Table1.21">
          <table:table-cell table:style-name="Table1.A21" table:number-columns-spanned="5" office:value-type="string">
            <text:p text:style-name="P18">ADDITIONAL <text:span text:style-name="T11">QUALIFICATIONS</text:span></text:p>
          </table:table-cell>
          <table:covered-table-cell/>
          <table:covered-table-cell/>
          <table:covered-table-cell/>
          <table:covered-table-cell/>
        </table:table-row>
        <table:table-row table:style-name="Table1.22">
          <table:table-cell table:style-name="Table1.A22" table:number-columns-spanned="5" office:value-type="string">
            <text:p text:style-name="P15"/>
          </table:table-cell>
          <table:covered-table-cell/>
          <table:covered-table-cell/>
          <table:covered-table-cell/>
          <table:covered-table-cell/>
        </table:table-row>
        <table:table-row table:style-name="Table1.21">
          <table:table-cell table:style-name="Table1.A23" table:number-columns-spanned="5" office:value-type="string">
            <text:list text:style-name="WWNum2">
              <text:list-item>
                <text:p text:style-name="P27">IBM Data Engineering Certificate</text:p>
              </text:list-item>
              <text:list-item>
                <text:p text:style-name="P28">Hyperion Dev Software Dev. <text:span text:style-name="T12">Graduate</text:span></text:p>
              </text:list-item>
              <text:list-item>
                <text:p text:style-name="P30">Numerous certificates in SQL, Python, Maths for Data Science from Coursera</text:p>
              </text:list-item>
              <text:list-item>
                <text:p text:style-name="P28">BSc. In Management from the LSE</text:p>
              </text:list-item>
              <text:list-item>
                <text:p text:style-name="P31">Fluent in English</text:p>
              </text:list-item>
              <text:list-item>
                <text:p text:style-name="P29">Ran London Marathon 2014</text:p>
              </text:list-item>
              <text:list-item>
                <text:p text:style-name="P35"><text:span text:style-name="T4">Published in the Artificial Intelligence Journal thoughts on Computing :- </text:span><text:s/>https://aijourn.com/author/ibrahimm/</text:p>
              </text:list-item>
            </text:list>
          </table:table-cell>
          <table:covered-table-cell/>
          <table:covered-table-cell/>
          <table:covered-table-cell/>
          <table:covered-table-cell/>
        </table:table-row>
        <table:table-row table:style-name="Table1.24">
          <table:table-cell table:style-name="Table1.A24" table:number-columns-spanned="5" office:value-type="string">
            <text:p text:style-name="Standard"><text:span text:style-name="T8">Dear </text:span><text:span text:style-name="T10">Srilekha</text:span><text:span text:style-name="T9">,</text:span></text:p>
            <text:p text:style-name="P23"/>
            <text:p text:style-name="P36"><text:span text:style-name="T5">I am writing to express my interest in the Data </text:span><text:span text:style-name="T6">Scientist</text:span><text:span text:style-name="T5"> position at </text:span><text:span text:style-name="T3">Mphasis.</text:span><text:span text:style-name="T7"> </text:span><text:span text:style-name="T5">As a h</text:span><text:span text:style-name="T7">i</text:span><text:span text:style-name="T5">ghly skilled data </text:span><text:span text:style-name="T6">scientist </text:span><text:span text:style-name="T5">with </text:span><text:span text:style-name="T6">7</text:span><text:span text:style-name="T5">+ years of experience </text:span><text:span text:style-name="T6">in SAS, Python, AWS – </text:span><text:span text:style-name="T5">designing and implementing data pipelines, </text:span><text:span text:style-name="T6">productionizing machine learning algorithms,</text:span><text:span text:style-name="T5"> building data warehouses, and optimizing data analytics processes, I am confident in my ability to make a significant contribution to your team.</text:span></text:p>
            <text:p text:style-name="P7">In my <text:span text:style-name="T12">recent roles as a contractor</text:span>, I have gained extensive experience <text:span text:style-name="T20">in</text:span> <text:span text:style-name="T20">running machine learning algorithms including network analysis, classifiers, recommender systems and regressors.</text:span> I have also demonstrated strong programming skills in Python and SQL, and have a proven track record of delivering high-quality, scalable data solutions for a range of industries.</text:p>
            <text:p text:style-name="P7">I am excited about the opportunity to bring my skills and experience to <text:span text:style-name="T23">Mphasis a</text:span>nd contribute to its <text:soft-page-break/>success. Thank you for considering my application. I look forward to the opportunity to discuss how I can contribute to your team further.</text:p>
            <text:p text:style-name="P6">Sincerely, </text:p>
            <text:p text:style-name="P6">Ibrahim Mukherjee </text:p>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STIX Two Text" svg:font-family="'STIX Two Text'" style:font-family-generic="roman" style:font-pitch="variable"/>
    <style:font-face style:name="STIX Two Text1" svg:font-family="'STIX Two Tex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font-name="STIX Two Text" fo:font-family="'STIX Two Text'"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variant="normal" fo:text-transform="none" fo:color="#f07855" loext:opacity="100%" style:text-line-through-style="none" style:text-line-through-type="none" style:text-position="0% 100%" style:font-name="Poppins" fo:font-family="Poppins" style:font-family-generic="roman" style:font-pitch="variable" fo:font-size="10pt" fo:font-style="normal" style:text-underline-style="none" fo:font-weight="normal" style:font-name-asian="Poppins1" style:font-family-asian="Poppins" style:font-family-generic-asian="system" style:font-pitch-asian="variable" style:font-size-asian="10pt" style:font-style-asian="normal" style:font-weight-asian="normal" style:font-name-complex="Poppins1" style:font-family-complex="Poppins" style:font-family-generic-complex="system" style:font-pitch-complex="variable" style:font-size-complex="10pt"/>
    </style:style>
    <style:style style:name="ListLabel_20_38" style:display-name="ListLabel 38" style:family="text">
      <style:text-properties fo:color="#ef7855" loext:opacity="100%" style:font-name="Poppins" fo:font-family="Poppins" style:font-family-generic="roman" style:font-pitch="variable" fo:font-size="10pt" style:font-name-asian="Poppins1" style:font-family-asian="Poppins" style:font-family-generic-asian="system" style:font-pitch-asian="variable" style:font-size-asian="10pt" style:font-name-complex="Poppins1" style:font-family-complex="Poppins" style:font-family-generic-complex="system" style:font-pitch-complex="variable"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59cm" fo:page-height="27.94cm" style:num-format="1" style:print-orientation="portrait" fo:margin-top="0cm" fo:margin-bottom="0cm" fo:margin-left="1cm" fo:margin-right="1cm" fo:background-color="#ffffff" style:writing-mode="lr-tb" style:layout-grid-color="#c0c0c0" style:layout-grid-lines="26439"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501cm" fo:margin-left="0cm" fo:margin-right="0cm" fo:margin-top="0.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First_20_Page" style:display-name="First Page" style:page-layout-name="Mpm2" draw:style-name="Mdp2" style:next-style-name="Standard">
      <style:header>
        <text:p text:style-name="MP1"/>
      </style:header>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8-11T18:38:00</meta:creation-date>
    <meta:initial-creator>Banumathi Shinde</meta:initial-creator>
    <meta:generator>LibreOffice/7.4.3.2$Windows_X86_64 LibreOffice_project/1048a8393ae2eeec98dff31b5c133c5f1d08b890</meta:generator>
    <dc:date>2023-01-13T10:06:49.929000000</dc:date>
    <meta:editing-duration>PT9H49M51S</meta:editing-duration>
    <meta:editing-cycles>12</meta:editing-cycles>
    <meta:document-statistic meta:table-count="1" meta:image-count="0" meta:object-count="0" meta:page-count="3" meta:paragraph-count="50" meta:word-count="828" meta:character-count="5588" meta:non-whitespace-character-count="4802"/>
  </office:meta>
</office:document-meta>
</file>